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r181Component.getXF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Component.do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r181Component.Jsr181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r181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Component.createXFire( Componen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r181Component.setEndpoints( Jsr181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r181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